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5.45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>
            <text:p>Run Name</text:p>
          </table:table-cell>
          <table:table-cell office:value-type="string">
            <text:p>date</text:p>
          </table:table-cell>
          <table:table-cell office:value-type="string">
            <text:p>Git-id</text:p>
          </table:table-cell>
          <table:table-cell table:number-columns-repeated="8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Linpack benchmark using code optimised by http://compeng.uni-frankfurt.de using ATI GPUs.</text:p>
          </table:table-cell>
          <table:table-cell table:number-columns-repeated="7"/>
          <table:table-cell office:value-type="string">
            <text:p>P</text:p>
          </table:table-cell>
          <table:table-cell office:value-type="string">
            <text:p>Q</text:p>
          </table:table-cell>
        </table:table-row>
        <table:table-row table:style-name="ro2">
          <table:table-cell table:number-columns-repeated="9"/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ores used</text:p>
          </table:table-cell>
          <table:table-cell table:formula="of:=[.$J$5]*12" office:value-type="float" office:value="10800">
            <text:p>10800</text:p>
          </table:table-cell>
          <table:table-cell table:number-columns-repeated="6"/>
          <table:table-cell office:value-type="string">
            <text:p>Nodes</text:p>
          </table:table-cell>
          <table:table-cell table:formula="of:=[.$J$3]*[.$K$3]" office:value-type="float" office:value="450">
            <text:p>450</text:p>
          </table:table-cell>
          <table:table-cell/>
        </table:table-row>
        <table:table-row table:style-name="ro1">
          <table:table-cell office:value-type="string">
            <text:p>R_max</text:p>
          </table:table-cell>
          <table:table-cell office:value-type="float" office:value="193600">
            <text:p>193600</text:p>
          </table:table-cell>
          <table:table-cell table:number-columns-repeated="6"/>
          <table:table-cell office:value-type="string">
            <text:p>CPUs</text:p>
          </table:table-cell>
          <table:table-cell table:formula="of:=[.$J$4]*2" office:value-type="float" office:value="900">
            <text:p>900</text:p>
          </table:table-cell>
          <table:table-cell/>
        </table:table-row>
        <table:table-row table:style-name="ro1">
          <table:table-cell office:value-type="string">
            <text:p>R_peak</text:p>
          </table:table-cell>
          <table:table-cell table:formula="of:=[.$J$5]*[.$J$7]+[.$J$4]*[.$J$8]" office:value-type="float" office:value="335520">
            <text:p>335520</text:p>
          </table:table-cell>
          <table:table-cell table:number-columns-repeated="9"/>
        </table:table-row>
        <table:table-row table:style-name="ro1">
          <table:table-cell office:value-type="string">
            <text:p>Nmax</text:p>
          </table:table-cell>
          <table:table-cell office:value-type="float" office:value="1843200">
            <text:p>1843200</text:p>
          </table:table-cell>
          <table:table-cell table:number-columns-repeated="6"/>
          <table:table-cell office:value-type="string">
            <text:p>R_peak_cpu</text:p>
          </table:table-cell>
          <table:table-cell table:formula="of:=12*4*2.1" office:value-type="float" office:value="100.8">
            <text:p>100,8</text:p>
          </table:table-cell>
          <table:table-cell/>
        </table:table-row>
        <table:table-row table:style-name="ro1">
          <table:table-cell office:value-type="string">
            <text:p>Nhalf</text:p>
          </table:table-cell>
          <table:table-cell office:value-type="string">
            <text:p>-</text:p>
          </table:table-cell>
          <table:table-cell table:number-columns-repeated="6"/>
          <table:table-cell office:value-type="string">
            <text:p>R_peak_gpu</text:p>
          </table:table-cell>
          <table:table-cell office:value-type="float" office:value="544">
            <text:p>544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Turbo boos</text:p>
          </table:table-cell>
          <table:table-cell office:value-type="string">
            <text:p>no</text:p>
          </table:table-cell>
          <table:table-cell table:number-columns-repeated="9"/>
        </table:table-row>
        <table:table-row table:style-name="ro1">
          <table:table-cell office:value-type="string">
            <text:p>mpi</text:p>
          </table:table-cell>
          <table:table-cell office:value-type="string">
            <text:p>mvapich</text:p>
          </table:table-cell>
          <table:table-cell table:number-columns-repeated="9"/>
        </table:table-row>
        <table:table-row table:style-name="ro1">
          <table:table-cell office:value-type="string">
            <text:p>compiler</text:p>
          </table:table-cell>
          <table:table-cell office:value-type="string">
            <text:p>gcc/4.3.4</text:p>
          </table:table-cell>
          <table:table-cell table:number-columns-repeated="9"/>
        </table:table-row>
        <table:table-row table:style-name="ro1">
          <table:table-cell office:value-type="string">
            <text:p>compiler options used</text:p>
          </table:table-cell>
          <table:table-cell office:value-type="string">
            <text:p>-DHPL_CALL_CALDGEMM -DHPL_SEND_U_PADDING -DHPL_PAGELOCKED_MEM -DHPL_PRINT_AVG_MATRIX_SIZE -DHPL_PRINT_INTERMEDIATE -DHPL_COPY_L -DHPL_NO_PERFORMANCE_WARNINGS -fomit-frame-pointer -O3 -march=barcelona -Wall -Wimplicit <text:s/>-fomit-frame-pointer -O3 -march=barcelona -Wall -Wimplicit <text:s/>-fomit-frame-pointer -O3 -march=barcelona -Wall -Wimplicit <text:s/>-fomit-frame-pointer -O3 -march=barcelona -Wall -Wimplicit -fomit-frame-pointer -O3 -march=barcelona -Wall -Wimplicit</text:p>
          </table:table-cell>
          <table:table-cell table:number-columns-repeated="9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8">28.10.2010</text:date>, <text:time>12:59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ias Bach</meta:initial-creator>
    <meta:creation-date>2010-10-28T12:31:28</meta:creation-date>
    <dc:date>2010-10-28T12:59:46</dc:date>
    <dc:creator>Matthias Bach</dc:creator>
    <meta:editing-duration>PT00H13M08S</meta:editing-duration>
    <meta:editing-cycles>1</meta:editing-cycles>
    <meta:document-statistic meta:table-count="3" meta:cell-count="35" meta:object-count="0"/>
    <meta:generator>OpenOffice.org/3.2$Unix OpenOffice.org_project/320m19$Build-9505</meta:generator>
  </office:meta>
</office:document-meta>
</file>